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David CLM" svg:font-family="'David CL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40pt" style:language-asian="en" style:country-asian="US" style:font-style-asian="normal" style:font-weight-asian="normal" style:font-name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" fo:font-size="20pt" style:font-name-asian="David CLM" style:font-size-asian="20pt" style:font-weight-asian="normal" style:font-size-complex="20pt"/>
    </style:style>
    <style:style style:name="T48" style:family="text">
      <style:text-properties fo:color="#009900" style:font-name="Liberation Sans2" fo:font-size="36pt" style:font-name-asian="David CLM" style:font-size-asian="36pt" style:font-weight-asian="normal" style:font-size-complex="36pt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6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0" style:family="text">
      <style:text-properties style:use-window-font-color="true" fo:font-size="28pt" style:font-size-asian="28pt" style:font-size-complex="28pt"/>
    </style:style>
    <style:style style:name="T61" style:family="text">
      <style:text-properties fo:color="#127622" fo:font-size="36pt" style:font-size-asian="36pt" style:font-size-complex="36pt"/>
    </style:style>
    <style:style style:name="T62" style:family="text">
      <style:text-properties fo:color="#127622" fo:font-size="36pt" fo:font-weight="bold" style:font-size-asian="36pt" style:font-weight-asian="bold" style:font-size-complex="36pt" style:font-weight-complex="bold"/>
    </style:style>
    <style:style style:name="T63" style:family="text">
      <style:text-properties fo:color="#127622" fo:font-size="36pt" fo:font-weight="normal" style:font-size-asian="36pt" style:font-weight-asian="normal" style:font-size-complex="36pt" style:font-weight-complex="normal"/>
    </style:style>
    <style:style style:name="T64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++ <text:s text:c="7"/>vs. <text:s text:c="7"/>C and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level abstractions with low-level time and memory control.</text:span></text:p>
            </text:list-item>
            <text:list-item>
              <text:p text:style-name="P19"><text:span text:style-name="T12">Understand the machine.</text:span></text:p>
            </text:list-item>
            <text:list-item>
              <text:p text:style-name="P19"><text:span text:style-name="T12">Practice learning a complex language.</text:span></text:p>
            </text:list-item>
          </text:list>
          <text:p text:style-name="P18"><text:span text:style-name="T11">Some software 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- OO design</text:span></text:p>
            </text:list-item>
            <text:list-item>
              <text:p text:style-name="P22"><text:span text:style-name="T18">Generic programming - Templates allow for code reuse</text:span></text:p>
            </text:list-item>
            <text:list-item>
              <text:p text:style-name="P22"><text:span text:style-name="T18">Function and operator overloading</text:span></text:p>
            </text:list-item>
            <text:list-item>
              <text:p text:style-name="P22"><text:span text:style-name="T18">Stricter type system (e.g. function args)</text:span></text:p>
            </text:list-item>
            <text:list-item>
              <text:p text:style-name="P22"><text:span text:style-name="T18">Some run-time checks &amp; memory control</text:span></text:p>
            </text:list-item>
          </text:list>
          <text:p text:style-name="P22"><text:span text:style-name="T19"/></text:p>
          <text:p text:style-name="P23"><text:span text:style-name="T19">A common and mature language that gives you high level and low level 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memory</text:span></text:p>
          <text:list text:style-name="L1">
            <text:list-item>
              <text:p text:style-name="P19"><text:span text:style-name="T12">In C++, the memory consumption of a data structure is tight – you get only what you ask for.</text:span></text:p>
            </text:list-item>
            <text:list-item>
              <text:p text:style-name="P19"><text:span text:style-name="T12">In Java, your data structures might consume much more memory.</text:span></text:p>
            </text:list-item>
            <text:list-item>
              <text:p text:style-name="P19"><text:span text:style-name="T12">See example in 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Groups different variables and functions together;</text:span></text:p>
              </text:list-item>
              <text:list-item>
                <text:p><text:span text:style-name="T46">Reduces danger of name-collision when including different libraries;</text:span></text:p>
              </text:list-item>
              <text:list-item>
                <text:p><text:span text:style-name="T4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4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8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1" draw:master-page-name="כותרת_20_ותוכן" presentation:presentation-page-layout-name="AL2T11">
        <office:forms form:automatic-focus="false" form:apply-design-mode="false"/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49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0">Season curr_season;</text:span><text:span text:style-name="T50"><text:line-break/></text:span><text:span text:style-name="T50">curr_season= </text:span><text:span text:style-name="T51">Season::AUTUMN;</text:span></text:p>
          <text:p text:style-name="P49"><text:span text:style-name="T50">curr_season= SUMMER; </text:span><text:span text:style-name="T52">// won’t compile! (good)</text:span></text:p>
          <text:p text:style-name="P49"><text:span text:style-name="T50">curr_season= 19; </text:span><text:span text:style-name="T52">// won’t compile! (good)</text:span></text:p>
          <text:p text:style-name="P49"><text:span text:style-name="T53">int</text:span><text:span text:style-name="T50"> prev_season= (int)Season::SUMMER; </text:span><text:span text:style-name="T52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3">enum </text:span><text:span text:style-name="T54">class</text:span><text:span text:style-name="T50"> Season : </text:span><text:span text:style-name="T54">char</text:span><text:span text:style-name="T50"> {</text:span></text:p>
          <text:p text:style-name="P49"><text:span text:style-name="T50"><text:tab/></text:span><text:span text:style-name="T50">WINTER,</text:span><text:span text:style-name="T50"><text:tab/></text:span><text:span text:style-name="T55">// = 0 by default</text:span></text:p>
          <text:p text:style-name="P49"><text:span text:style-name="T55"><text:tab/></text:span><text:span text:style-name="T50">SPRING,</text:span><text:span text:style-name="T50"><text:tab/></text:span><text:span text:style-name="T55">// = WINTER + 1</text:span></text:p>
          <text:p text:style-name="P49"><text:span text:style-name="T55"><text:tab/></text:span><text:span text:style-name="T50">SUMMER,</text:span><text:span text:style-name="T55"><text:tab/></text:span><text:span text:style-name="T55">// = WINTER + 2 </text:span><text:span text:style-name="T55"><text:line-break/></text:span><text:span text:style-name="T55"><text:tab/></text:span><text:span text:style-name="T50">AUTUMN</text:span><text:span text:style-name="T50"><text:tab/></text:span><text:span text:style-name="T55">// = WINTER + 3</text:span><text:span text:style-name="T55"><text:line-break/></text:span><text:span text:style-name="T5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56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57">Exception</text:span></text:p>
              </table:table-cell>
              <table:table-cell>
                <text:p text:style-name="P8"><text:span text:style-name="T57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57">Used during:</text:span></text:p>
              </table:table-cell>
              <table:table-cell>
                <text:p text:style-name="P8"><text:span text:style-name="T58">Normal run</text:span></text:p>
              </table:table-cell>
              <table:table-cell>
                <text:p text:style-name="P8"><text:span text:style-name="T58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Used for:</text:span></text:p>
              </table:table-cell>
              <table:table-cell>
                <text:p text:style-name="P8"><text:span text:style-name="T60">Handling exceptional conditions.</text:span></text:p>
              </table:table-cell>
              <table:table-cell>
                <text:p text:style-name="P8"><text:span text:style-name="T60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Disabling:</text:span></text:p>
              </table:table-cell>
              <table:table-cell>
                <text:p text:style-name="P8"><text:span text:style-name="T60">No</text:span></text:p>
              </table:table-cell>
              <table:table-cell>
                <text:p text:style-name="P8"><text:span text:style-name="T60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Unit-testing in C++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You learned to do it in Java (JUnit).</text:span></text:p>
              </text:list-item>
              <text:list-item>
                <text:p><text:span text:style-name="T46">It is at least as important in C++. </text:span><text:span text:style-name="T46"><text:line-break/></text:span><text:span text:style-name="T46"/></text:p>
              </text:list-item>
              <text:list-item>
                <text:p><text:span text:style-name="T61">There are many frameworks for automated unit-testing in C++.</text:span></text:p>
              </text:list-item>
              <text:list-item>
                <text:p><text:span text:style-name="T61">We will use </text:span><text:span text:style-name="T62">doctest</text:span><text:span text:style-name="T63"> – an open-source framework:</text:span><text:span text:style-name="T63"><text:line-break/></text:span><text:span text:style-name="T63"><text:a xlink:href="https://github.com/onqtam/doctest" xlink:type="simple">https://github.com/onqtam/doctest</text:a></text:span><text:span text:style-name="T63"> </text:span></text:p>
              </text:list-item>
              <text:list-item>
                <text:p><text:span text:style-name="T64">See folder 8 for an example.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ea" svg:font-family="+mn-ea"/>
    <style:font-face style:name="Arial2" svg:font-family="Arial"/>
    <style:font-face style:name="Calibri" svg:font-family="Calibri"/>
    <style:font-face style:name="Consolas" svg:font-family="Consolas"/>
    <style:font-face style:name="Nachlieli CLM2" svg:font-family="'Nachlieli CLM'"/>
    <style:font-face style:name="MS Gothic" svg:font-family="'MS Gothic'" style:font-family-generic="modern"/>
    <style:font-face style:name="Monospace" svg:font-family="Monospace" style:font-pitch="fixed"/>
    <style:font-face style:name="Arial3" svg:font-family="Arial" style:font-family-generic="modern" style:font-pitch="fixed"/>
    <style:font-face style:name="David CLM" svg:font-family="'David CL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Tahoma" svg:font-family="Tahoma" style:font-pitch="variable"/>
    <style:font-face style:name="Wingdings" svg:font-family="Wingdings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3" svg:font-family="'Nachlieli CLM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3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05">5/3/20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0-03-05">5/3/20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3</meta:editing-cycles>
    <meta:print-date>1999-11-04T13:06:28</meta:print-date>
    <meta:creation-date>1999-10-10T10:49:40</meta:creation-date>
    <dc:date>2020-03-05T20:22:24.216000000</dc:date>
    <meta:editing-duration>P29DT4H53M14S</meta:editing-duration>
    <meta:generator>LibreOffice/6.1.1.2$Windows_X86_64 LibreOffice_project/5d19a1bfa650b796764388cd8b33a5af1f5baa1b</meta:generator>
    <meta:document-statistic meta:object-count="17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